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6870000000000003in"/>
    </style:style>
    <style:style style:name="ta1co2" style:family="table-column">
      <style:table-column-properties fo:break-before="auto" style:column-width="1.549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6180000000000003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549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6180000000000003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olver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olver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citybike1.coom</text:p>
          </table:table-cell>
          <table:table-cell office:value-type="float" office:value="2.96"/>
          <table:table-cell office:value-type="float" office:value="51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2"/>
          <table:table-cell office:value-type="float" office:value="513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citybike2.coom</text:p>
          </table:table-cell>
          <table:table-cell office:value-type="float" office:value="3.19"/>
          <table:table-cell office:value-type="float" office:value="26368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.1"/>
          <table:table-cell office:value-type="float" office:value="26368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citybike3.coom</text:p>
          </table:table-cell>
          <table:table-cell office:value-type="float" office:value="270.76"/>
          <table:table-cell office:value-type="float" office:value="13526937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23523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citybike4.coom</text:p>
          </table:table-cell>
          <table:table-cell office:value-type="float" office:value="600.0"/>
          <table:table-cell office:value-type="float" office:value="26540673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44088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citybike5.coom</text:p>
          </table:table-cell>
          <table:table-cell office:value-type="float" office:value="600.0"/>
          <table:table-cell office:value-type="float" office:value="247960315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33958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kidsbike10_10_2.coom</text:p>
          </table:table-cell>
          <table:table-cell office:value-type="float" office:value="3.07"/>
          <table:table-cell office:value-type="float" office:value="291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29"/>
          <table:table-cell office:value-type="float" office:value="291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kidsbike10_10_3.coom</text:p>
          </table:table-cell>
          <table:table-cell office:value-type="float" office:value="2.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kidsbike10_10_4.coom</text:p>
          </table:table-cell>
          <table:table-cell office:value-type="float" office:value="3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kidsbike10_20_2.coom</text:p>
          </table:table-cell>
          <table:table-cell office:value-type="float" office:value="9.59"/>
          <table:table-cell office:value-type="float" office:value="3104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31062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kidsbike10_20_3.coom</text:p>
          </table:table-cell>
          <table:table-cell office:value-type="float" office:value="5.23"/>
          <table:table-cell office:value-type="float" office:value="3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41"/>
          <table:table-cell office:value-type="float" office:value="36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kidsbike10_20_4.coom</text:p>
          </table:table-cell>
          <table:table-cell office:value-type="float" office:value="2.81"/>
          <table:table-cell office:value-type="float" office:value="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42"/>
          <table:table-cell office:value-type="float" office:value="1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kidsbike10_30_2.coom</text:p>
          </table:table-cell>
          <table:table-cell office:value-type="float" office:value="183.45"/>
          <table:table-cell office:value-type="float" office:value="4617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62964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kidsbike10_30_3.coom</text:p>
          </table:table-cell>
          <table:table-cell office:value-type="float" office:value="3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kidsbike10_30_4.coom</text:p>
          </table:table-cell>
          <table:table-cell office:value-type="float" office:value="2.89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47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kidsbike12_10_2.coom</text:p>
          </table:table-cell>
          <table:table-cell office:value-type="float" office:value="18.69"/>
          <table:table-cell office:value-type="float" office:value="912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76551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>
          <table:table-cell office:value-type="string">
            <text:p>./kidsbike12_10_3.coom</text:p>
          </table:table-cell>
          <table:table-cell office:value-type="float" office:value="2.71"/>
          <table:table-cell office:value-type="float" office:value="8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1"/>
          <table:table-cell office:value-type="float" office:value="8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G18])" office:value-type="float"/>
          <table:table-cell table:formula="of:=MIN([.$C18];[.$H18])" office:value-type="float"/>
          <table:table-cell table:formula="of:=MIN([.$D18];[.$I18])" office:value-type="float"/>
          <table:table-cell table:formula="of:=MIN([.$E18];[.$J18])" office:value-type="float"/>
          <table:table-cell table:formula="of:=MIN([.$F18];[.$K18])" office:value-type="float"/>
          <table:table-cell table:formula="of:=MEDIAN([.$B18];[.$G18])" office:value-type="float"/>
          <table:table-cell table:formula="of:=MEDIAN([.$C18];[.$H18])" office:value-type="float"/>
          <table:table-cell table:formula="of:=MEDIAN([.$D18];[.$I18])" office:value-type="float"/>
          <table:table-cell table:formula="of:=MEDIAN([.$E18];[.$J18])" office:value-type="float"/>
          <table:table-cell table:formula="of:=MEDIAN([.$F18];[.$K18])" office:value-type="float"/>
          <table:table-cell table:formula="of:=MAX([.$B18];[.$G18])" office:value-type="float"/>
          <table:table-cell table:formula="of:=MAX([.$C18];[.$H18])" office:value-type="float"/>
          <table:table-cell table:formula="of:=MAX([.$D18];[.$I18])" office:value-type="float"/>
          <table:table-cell table:formula="of:=MAX([.$E18];[.$J18])" office:value-type="float"/>
          <table:table-cell table:formula="of:=MAX([.$F18];[.$K18])" office:value-type="float"/>
        </table:table-row>
        <table:table-row table:style-name="ro1">
          <table:table-cell office:value-type="string">
            <text:p>./kidsbike12_10_4.coom</text:p>
          </table:table-cell>
          <table:table-cell office:value-type="float" office:value="3.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G19])" office:value-type="float"/>
          <table:table-cell table:formula="of:=MIN([.$C19];[.$H19])" office:value-type="float"/>
          <table:table-cell table:formula="of:=MIN([.$D19];[.$I19])" office:value-type="float"/>
          <table:table-cell table:formula="of:=MIN([.$E19];[.$J19])" office:value-type="float"/>
          <table:table-cell table:formula="of:=MIN([.$F19];[.$K19])" office:value-type="float"/>
          <table:table-cell table:formula="of:=MEDIAN([.$B19];[.$G19])" office:value-type="float"/>
          <table:table-cell table:formula="of:=MEDIAN([.$C19];[.$H19])" office:value-type="float"/>
          <table:table-cell table:formula="of:=MEDIAN([.$D19];[.$I19])" office:value-type="float"/>
          <table:table-cell table:formula="of:=MEDIAN([.$E19];[.$J19])" office:value-type="float"/>
          <table:table-cell table:formula="of:=MEDIAN([.$F19];[.$K19])" office:value-type="float"/>
          <table:table-cell table:formula="of:=MAX([.$B19];[.$G19])" office:value-type="float"/>
          <table:table-cell table:formula="of:=MAX([.$C19];[.$H19])" office:value-type="float"/>
          <table:table-cell table:formula="of:=MAX([.$D19];[.$I19])" office:value-type="float"/>
          <table:table-cell table:formula="of:=MAX([.$E19];[.$J19])" office:value-type="float"/>
          <table:table-cell table:formula="of:=MAX([.$F19];[.$K19])" office:value-type="float"/>
        </table:table-row>
        <table:table-row table:style-name="ro1">
          <table:table-cell office:value-type="string">
            <text:p>./kidsbike12_20_2.coom</text:p>
          </table:table-cell>
          <table:table-cell office:value-type="float" office:value="357.0"/>
          <table:table-cell office:value-type="float" office:value="158032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94061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0];[.$G20])" office:value-type="float"/>
          <table:table-cell table:formula="of:=MIN([.$C20];[.$H20])" office:value-type="float"/>
          <table:table-cell table:formula="of:=MIN([.$D20];[.$I20])" office:value-type="float"/>
          <table:table-cell table:formula="of:=MIN([.$E20];[.$J20])" office:value-type="float"/>
          <table:table-cell table:formula="of:=MIN([.$F20];[.$K20])" office:value-type="float"/>
          <table:table-cell table:formula="of:=MEDIAN([.$B20];[.$G20])" office:value-type="float"/>
          <table:table-cell table:formula="of:=MEDIAN([.$C20];[.$H20])" office:value-type="float"/>
          <table:table-cell table:formula="of:=MEDIAN([.$D20];[.$I20])" office:value-type="float"/>
          <table:table-cell table:formula="of:=MEDIAN([.$E20];[.$J20])" office:value-type="float"/>
          <table:table-cell table:formula="of:=MEDIAN([.$F20];[.$K20])" office:value-type="float"/>
          <table:table-cell table:formula="of:=MAX([.$B20];[.$G20])" office:value-type="float"/>
          <table:table-cell table:formula="of:=MAX([.$C20];[.$H20])" office:value-type="float"/>
          <table:table-cell table:formula="of:=MAX([.$D20];[.$I20])" office:value-type="float"/>
          <table:table-cell table:formula="of:=MAX([.$E20];[.$J20])" office:value-type="float"/>
          <table:table-cell table:formula="of:=MAX([.$F20];[.$K20])" office:value-type="float"/>
        </table:table-row>
        <table:table-row table:style-name="ro1">
          <table:table-cell office:value-type="string">
            <text:p>./kidsbike12_20_3.coom</text:p>
          </table:table-cell>
          <table:table-cell office:value-type="float" office:value="3.29"/>
          <table:table-cell office:value-type="float" office:value="16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88"/>
          <table:table-cell office:value-type="float" office:value="16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G21])" office:value-type="float"/>
          <table:table-cell table:formula="of:=MIN([.$C21];[.$H21])" office:value-type="float"/>
          <table:table-cell table:formula="of:=MIN([.$D21];[.$I21])" office:value-type="float"/>
          <table:table-cell table:formula="of:=MIN([.$E21];[.$J21])" office:value-type="float"/>
          <table:table-cell table:formula="of:=MIN([.$F21];[.$K21])" office:value-type="float"/>
          <table:table-cell table:formula="of:=MEDIAN([.$B21];[.$G21])" office:value-type="float"/>
          <table:table-cell table:formula="of:=MEDIAN([.$C21];[.$H21])" office:value-type="float"/>
          <table:table-cell table:formula="of:=MEDIAN([.$D21];[.$I21])" office:value-type="float"/>
          <table:table-cell table:formula="of:=MEDIAN([.$E21];[.$J21])" office:value-type="float"/>
          <table:table-cell table:formula="of:=MEDIAN([.$F21];[.$K21])" office:value-type="float"/>
          <table:table-cell table:formula="of:=MAX([.$B21];[.$G21])" office:value-type="float"/>
          <table:table-cell table:formula="of:=MAX([.$C21];[.$H21])" office:value-type="float"/>
          <table:table-cell table:formula="of:=MAX([.$D21];[.$I21])" office:value-type="float"/>
          <table:table-cell table:formula="of:=MAX([.$E21];[.$J21])" office:value-type="float"/>
          <table:table-cell table:formula="of:=MAX([.$F21];[.$K21])" office:value-type="float"/>
        </table:table-row>
        <table:table-row table:style-name="ro1">
          <table:table-cell office:value-type="string">
            <text:p>./kidsbike12_20_4.coom</text:p>
          </table:table-cell>
          <table:table-cell office:value-type="float" office:value="6.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G22])" office:value-type="float"/>
          <table:table-cell table:formula="of:=MIN([.$C22];[.$H22])" office:value-type="float"/>
          <table:table-cell table:formula="of:=MIN([.$D22];[.$I22])" office:value-type="float"/>
          <table:table-cell table:formula="of:=MIN([.$E22];[.$J22])" office:value-type="float"/>
          <table:table-cell table:formula="of:=MIN([.$F22];[.$K22])" office:value-type="float"/>
          <table:table-cell table:formula="of:=MEDIAN([.$B22];[.$G22])" office:value-type="float"/>
          <table:table-cell table:formula="of:=MEDIAN([.$C22];[.$H22])" office:value-type="float"/>
          <table:table-cell table:formula="of:=MEDIAN([.$D22];[.$I22])" office:value-type="float"/>
          <table:table-cell table:formula="of:=MEDIAN([.$E22];[.$J22])" office:value-type="float"/>
          <table:table-cell table:formula="of:=MEDIAN([.$F22];[.$K22])" office:value-type="float"/>
          <table:table-cell table:formula="of:=MAX([.$B22];[.$G22])" office:value-type="float"/>
          <table:table-cell table:formula="of:=MAX([.$C22];[.$H22])" office:value-type="float"/>
          <table:table-cell table:formula="of:=MAX([.$D22];[.$I22])" office:value-type="float"/>
          <table:table-cell table:formula="of:=MAX([.$E22];[.$J22])" office:value-type="float"/>
          <table:table-cell table:formula="of:=MAX([.$F22];[.$K22])" office:value-type="float"/>
        </table:table-row>
        <table:table-row table:style-name="ro1">
          <table:table-cell office:value-type="string">
            <text:p>./kidsbike12_30_2.coom</text:p>
          </table:table-cell>
          <table:table-cell office:value-type="float" office:value="600.0"/>
          <table:table-cell office:value-type="float" office:value="220318705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28260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3];[.$G23])" office:value-type="float"/>
          <table:table-cell table:formula="of:=MIN([.$C23];[.$H23])" office:value-type="float"/>
          <table:table-cell table:formula="of:=MIN([.$D23];[.$I23])" office:value-type="float"/>
          <table:table-cell table:formula="of:=MIN([.$E23];[.$J23])" office:value-type="float"/>
          <table:table-cell table:formula="of:=MIN([.$F23];[.$K23])" office:value-type="float"/>
          <table:table-cell table:formula="of:=MEDIAN([.$B23];[.$G23])" office:value-type="float"/>
          <table:table-cell table:formula="of:=MEDIAN([.$C23];[.$H23])" office:value-type="float"/>
          <table:table-cell table:formula="of:=MEDIAN([.$D23];[.$I23])" office:value-type="float"/>
          <table:table-cell table:formula="of:=MEDIAN([.$E23];[.$J23])" office:value-type="float"/>
          <table:table-cell table:formula="of:=MEDIAN([.$F23];[.$K23])" office:value-type="float"/>
          <table:table-cell table:formula="of:=MAX([.$B23];[.$G23])" office:value-type="float"/>
          <table:table-cell table:formula="of:=MAX([.$C23];[.$H23])" office:value-type="float"/>
          <table:table-cell table:formula="of:=MAX([.$D23];[.$I23])" office:value-type="float"/>
          <table:table-cell table:formula="of:=MAX([.$E23];[.$J23])" office:value-type="float"/>
          <table:table-cell table:formula="of:=MAX([.$F23];[.$K23])" office:value-type="float"/>
        </table:table-row>
        <table:table-row table:style-name="ro1">
          <table:table-cell office:value-type="string">
            <text:p>./kidsbike12_30_3.coom</text:p>
          </table:table-cell>
          <table:table-cell office:value-type="float" office:value="2.59"/>
          <table:table-cell office:value-type="float" office:value="1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79"/>
          <table:table-cell office:value-type="float" office:value="18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G24])" office:value-type="float"/>
          <table:table-cell table:formula="of:=MIN([.$C24];[.$H24])" office:value-type="float"/>
          <table:table-cell table:formula="of:=MIN([.$D24];[.$I24])" office:value-type="float"/>
          <table:table-cell table:formula="of:=MIN([.$E24];[.$J24])" office:value-type="float"/>
          <table:table-cell table:formula="of:=MIN([.$F24];[.$K24])" office:value-type="float"/>
          <table:table-cell table:formula="of:=MEDIAN([.$B24];[.$G24])" office:value-type="float"/>
          <table:table-cell table:formula="of:=MEDIAN([.$C24];[.$H24])" office:value-type="float"/>
          <table:table-cell table:formula="of:=MEDIAN([.$D24];[.$I24])" office:value-type="float"/>
          <table:table-cell table:formula="of:=MEDIAN([.$E24];[.$J24])" office:value-type="float"/>
          <table:table-cell table:formula="of:=MEDIAN([.$F24];[.$K24])" office:value-type="float"/>
          <table:table-cell table:formula="of:=MAX([.$B24];[.$G24])" office:value-type="float"/>
          <table:table-cell table:formula="of:=MAX([.$C24];[.$H24])" office:value-type="float"/>
          <table:table-cell table:formula="of:=MAX([.$D24];[.$I24])" office:value-type="float"/>
          <table:table-cell table:formula="of:=MAX([.$E24];[.$J24])" office:value-type="float"/>
          <table:table-cell table:formula="of:=MAX([.$F24];[.$K24])" office:value-type="float"/>
        </table:table-row>
        <table:table-row table:style-name="ro1">
          <table:table-cell office:value-type="string">
            <text:p>./kidsbike12_30_4.coom</text:p>
          </table:table-cell>
          <table:table-cell office:value-type="float" office:value="3.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];[.$G25])" office:value-type="float"/>
          <table:table-cell table:formula="of:=MIN([.$C25];[.$H25])" office:value-type="float"/>
          <table:table-cell table:formula="of:=MIN([.$D25];[.$I25])" office:value-type="float"/>
          <table:table-cell table:formula="of:=MIN([.$E25];[.$J25])" office:value-type="float"/>
          <table:table-cell table:formula="of:=MIN([.$F25];[.$K25])" office:value-type="float"/>
          <table:table-cell table:formula="of:=MEDIAN([.$B25];[.$G25])" office:value-type="float"/>
          <table:table-cell table:formula="of:=MEDIAN([.$C25];[.$H25])" office:value-type="float"/>
          <table:table-cell table:formula="of:=MEDIAN([.$D25];[.$I25])" office:value-type="float"/>
          <table:table-cell table:formula="of:=MEDIAN([.$E25];[.$J25])" office:value-type="float"/>
          <table:table-cell table:formula="of:=MEDIAN([.$F25];[.$K25])" office:value-type="float"/>
          <table:table-cell table:formula="of:=MAX([.$B25];[.$G25])" office:value-type="float"/>
          <table:table-cell table:formula="of:=MAX([.$C25];[.$H25])" office:value-type="float"/>
          <table:table-cell table:formula="of:=MAX([.$D25];[.$I25])" office:value-type="float"/>
          <table:table-cell table:formula="of:=MAX([.$E25];[.$J25])" office:value-type="float"/>
          <table:table-cell table:formula="of:=MAX([.$F25];[.$K25])" office:value-type="float"/>
        </table:table-row>
        <table:table-row table:style-name="ro1">
          <table:table-cell office:value-type="string">
            <text:p>./kidsbike14_10_2.coom</text:p>
          </table:table-cell>
          <table:table-cell office:value-type="float" office:value="149.28"/>
          <table:table-cell office:value-type="float" office:value="7905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03651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6];[.$G26])" office:value-type="float"/>
          <table:table-cell table:formula="of:=MIN([.$C26];[.$H26])" office:value-type="float"/>
          <table:table-cell table:formula="of:=MIN([.$D26];[.$I26])" office:value-type="float"/>
          <table:table-cell table:formula="of:=MIN([.$E26];[.$J26])" office:value-type="float"/>
          <table:table-cell table:formula="of:=MIN([.$F26];[.$K26])" office:value-type="float"/>
          <table:table-cell table:formula="of:=MEDIAN([.$B26];[.$G26])" office:value-type="float"/>
          <table:table-cell table:formula="of:=MEDIAN([.$C26];[.$H26])" office:value-type="float"/>
          <table:table-cell table:formula="of:=MEDIAN([.$D26];[.$I26])" office:value-type="float"/>
          <table:table-cell table:formula="of:=MEDIAN([.$E26];[.$J26])" office:value-type="float"/>
          <table:table-cell table:formula="of:=MEDIAN([.$F26];[.$K26])" office:value-type="float"/>
          <table:table-cell table:formula="of:=MAX([.$B26];[.$G26])" office:value-type="float"/>
          <table:table-cell table:formula="of:=MAX([.$C26];[.$H26])" office:value-type="float"/>
          <table:table-cell table:formula="of:=MAX([.$D26];[.$I26])" office:value-type="float"/>
          <table:table-cell table:formula="of:=MAX([.$E26];[.$J26])" office:value-type="float"/>
          <table:table-cell table:formula="of:=MAX([.$F26];[.$K26])" office:value-type="float"/>
        </table:table-row>
        <table:table-row table:style-name="ro1">
          <table:table-cell office:value-type="string">
            <text:p>./kidsbike14_10_3.coom</text:p>
          </table:table-cell>
          <table:table-cell office:value-type="float" office:value="2.87"/>
          <table:table-cell office:value-type="float" office:value="6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42"/>
          <table:table-cell office:value-type="float" office:value="60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7];[.$G27])" office:value-type="float"/>
          <table:table-cell table:formula="of:=MIN([.$C27];[.$H27])" office:value-type="float"/>
          <table:table-cell table:formula="of:=MIN([.$D27];[.$I27])" office:value-type="float"/>
          <table:table-cell table:formula="of:=MIN([.$E27];[.$J27])" office:value-type="float"/>
          <table:table-cell table:formula="of:=MIN([.$F27];[.$K27])" office:value-type="float"/>
          <table:table-cell table:formula="of:=MEDIAN([.$B27];[.$G27])" office:value-type="float"/>
          <table:table-cell table:formula="of:=MEDIAN([.$C27];[.$H27])" office:value-type="float"/>
          <table:table-cell table:formula="of:=MEDIAN([.$D27];[.$I27])" office:value-type="float"/>
          <table:table-cell table:formula="of:=MEDIAN([.$E27];[.$J27])" office:value-type="float"/>
          <table:table-cell table:formula="of:=MEDIAN([.$F27];[.$K27])" office:value-type="float"/>
          <table:table-cell table:formula="of:=MAX([.$B27];[.$G27])" office:value-type="float"/>
          <table:table-cell table:formula="of:=MAX([.$C27];[.$H27])" office:value-type="float"/>
          <table:table-cell table:formula="of:=MAX([.$D27];[.$I27])" office:value-type="float"/>
          <table:table-cell table:formula="of:=MAX([.$E27];[.$J27])" office:value-type="float"/>
          <table:table-cell table:formula="of:=MAX([.$F27];[.$K27])" office:value-type="float"/>
        </table:table-row>
        <table:table-row table:style-name="ro1">
          <table:table-cell office:value-type="string">
            <text:p>./kidsbike14_10_4.coom</text:p>
          </table:table-cell>
          <table:table-cell office:value-type="float" office:value="2.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8];[.$G28])" office:value-type="float"/>
          <table:table-cell table:formula="of:=MIN([.$C28];[.$H28])" office:value-type="float"/>
          <table:table-cell table:formula="of:=MIN([.$D28];[.$I28])" office:value-type="float"/>
          <table:table-cell table:formula="of:=MIN([.$E28];[.$J28])" office:value-type="float"/>
          <table:table-cell table:formula="of:=MIN([.$F28];[.$K28])" office:value-type="float"/>
          <table:table-cell table:formula="of:=MEDIAN([.$B28];[.$G28])" office:value-type="float"/>
          <table:table-cell table:formula="of:=MEDIAN([.$C28];[.$H28])" office:value-type="float"/>
          <table:table-cell table:formula="of:=MEDIAN([.$D28];[.$I28])" office:value-type="float"/>
          <table:table-cell table:formula="of:=MEDIAN([.$E28];[.$J28])" office:value-type="float"/>
          <table:table-cell table:formula="of:=MEDIAN([.$F28];[.$K28])" office:value-type="float"/>
          <table:table-cell table:formula="of:=MAX([.$B28];[.$G28])" office:value-type="float"/>
          <table:table-cell table:formula="of:=MAX([.$C28];[.$H28])" office:value-type="float"/>
          <table:table-cell table:formula="of:=MAX([.$D28];[.$I28])" office:value-type="float"/>
          <table:table-cell table:formula="of:=MAX([.$E28];[.$J28])" office:value-type="float"/>
          <table:table-cell table:formula="of:=MAX([.$F28];[.$K28])" office:value-type="float"/>
        </table:table-row>
        <table:table-row table:style-name="ro1">
          <table:table-cell office:value-type="string">
            <text:p>./kidsbike14_20_2.coom</text:p>
          </table:table-cell>
          <table:table-cell office:value-type="float" office:value="600.0"/>
          <table:table-cell office:value-type="float" office:value="2460808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22362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9];[.$G29])" office:value-type="float"/>
          <table:table-cell table:formula="of:=MIN([.$C29];[.$H29])" office:value-type="float"/>
          <table:table-cell table:formula="of:=MIN([.$D29];[.$I29])" office:value-type="float"/>
          <table:table-cell table:formula="of:=MIN([.$E29];[.$J29])" office:value-type="float"/>
          <table:table-cell table:formula="of:=MIN([.$F29];[.$K29])" office:value-type="float"/>
          <table:table-cell table:formula="of:=MEDIAN([.$B29];[.$G29])" office:value-type="float"/>
          <table:table-cell table:formula="of:=MEDIAN([.$C29];[.$H29])" office:value-type="float"/>
          <table:table-cell table:formula="of:=MEDIAN([.$D29];[.$I29])" office:value-type="float"/>
          <table:table-cell table:formula="of:=MEDIAN([.$E29];[.$J29])" office:value-type="float"/>
          <table:table-cell table:formula="of:=MEDIAN([.$F29];[.$K29])" office:value-type="float"/>
          <table:table-cell table:formula="of:=MAX([.$B29];[.$G29])" office:value-type="float"/>
          <table:table-cell table:formula="of:=MAX([.$C29];[.$H29])" office:value-type="float"/>
          <table:table-cell table:formula="of:=MAX([.$D29];[.$I29])" office:value-type="float"/>
          <table:table-cell table:formula="of:=MAX([.$E29];[.$J29])" office:value-type="float"/>
          <table:table-cell table:formula="of:=MAX([.$F29];[.$K29])" office:value-type="float"/>
        </table:table-row>
        <table:table-row table:style-name="ro1">
          <table:table-cell office:value-type="string">
            <text:p>./kidsbike14_20_3.coom</text:p>
          </table:table-cell>
          <table:table-cell office:value-type="float" office:value="16.77"/>
          <table:table-cell office:value-type="float" office:value="592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16787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0];[.$G30])" office:value-type="float"/>
          <table:table-cell table:formula="of:=MIN([.$C30];[.$H30])" office:value-type="float"/>
          <table:table-cell table:formula="of:=MIN([.$D30];[.$I30])" office:value-type="float"/>
          <table:table-cell table:formula="of:=MIN([.$E30];[.$J30])" office:value-type="float"/>
          <table:table-cell table:formula="of:=MIN([.$F30];[.$K30])" office:value-type="float"/>
          <table:table-cell table:formula="of:=MEDIAN([.$B30];[.$G30])" office:value-type="float"/>
          <table:table-cell table:formula="of:=MEDIAN([.$C30];[.$H30])" office:value-type="float"/>
          <table:table-cell table:formula="of:=MEDIAN([.$D30];[.$I30])" office:value-type="float"/>
          <table:table-cell table:formula="of:=MEDIAN([.$E30];[.$J30])" office:value-type="float"/>
          <table:table-cell table:formula="of:=MEDIAN([.$F30];[.$K30])" office:value-type="float"/>
          <table:table-cell table:formula="of:=MAX([.$B30];[.$G30])" office:value-type="float"/>
          <table:table-cell table:formula="of:=MAX([.$C30];[.$H30])" office:value-type="float"/>
          <table:table-cell table:formula="of:=MAX([.$D30];[.$I30])" office:value-type="float"/>
          <table:table-cell table:formula="of:=MAX([.$E30];[.$J30])" office:value-type="float"/>
          <table:table-cell table:formula="of:=MAX([.$F30];[.$K30])" office:value-type="float"/>
        </table:table-row>
        <table:table-row table:style-name="ro1">
          <table:table-cell office:value-type="string">
            <text:p>./kidsbike14_20_4.coom</text:p>
          </table:table-cell>
          <table:table-cell office:value-type="float" office:value="2.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1];[.$G31])" office:value-type="float"/>
          <table:table-cell table:formula="of:=MIN([.$C31];[.$H31])" office:value-type="float"/>
          <table:table-cell table:formula="of:=MIN([.$D31];[.$I31])" office:value-type="float"/>
          <table:table-cell table:formula="of:=MIN([.$E31];[.$J31])" office:value-type="float"/>
          <table:table-cell table:formula="of:=MIN([.$F31];[.$K31])" office:value-type="float"/>
          <table:table-cell table:formula="of:=MEDIAN([.$B31];[.$G31])" office:value-type="float"/>
          <table:table-cell table:formula="of:=MEDIAN([.$C31];[.$H31])" office:value-type="float"/>
          <table:table-cell table:formula="of:=MEDIAN([.$D31];[.$I31])" office:value-type="float"/>
          <table:table-cell table:formula="of:=MEDIAN([.$E31];[.$J31])" office:value-type="float"/>
          <table:table-cell table:formula="of:=MEDIAN([.$F31];[.$K31])" office:value-type="float"/>
          <table:table-cell table:formula="of:=MAX([.$B31];[.$G31])" office:value-type="float"/>
          <table:table-cell table:formula="of:=MAX([.$C31];[.$H31])" office:value-type="float"/>
          <table:table-cell table:formula="of:=MAX([.$D31];[.$I31])" office:value-type="float"/>
          <table:table-cell table:formula="of:=MAX([.$E31];[.$J31])" office:value-type="float"/>
          <table:table-cell table:formula="of:=MAX([.$F31];[.$K31])" office:value-type="float"/>
        </table:table-row>
        <table:table-row table:style-name="ro1">
          <table:table-cell office:value-type="string">
            <text:p>./kidsbike14_30_2.coom</text:p>
          </table:table-cell>
          <table:table-cell office:value-type="float" office:value="600.0"/>
          <table:table-cell office:value-type="float" office:value="130653203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72469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2];[.$G32])" office:value-type="float"/>
          <table:table-cell table:formula="of:=MIN([.$C32];[.$H32])" office:value-type="float"/>
          <table:table-cell table:formula="of:=MIN([.$D32];[.$I32])" office:value-type="float"/>
          <table:table-cell table:formula="of:=MIN([.$E32];[.$J32])" office:value-type="float"/>
          <table:table-cell table:formula="of:=MIN([.$F32];[.$K32])" office:value-type="float"/>
          <table:table-cell table:formula="of:=MEDIAN([.$B32];[.$G32])" office:value-type="float"/>
          <table:table-cell table:formula="of:=MEDIAN([.$C32];[.$H32])" office:value-type="float"/>
          <table:table-cell table:formula="of:=MEDIAN([.$D32];[.$I32])" office:value-type="float"/>
          <table:table-cell table:formula="of:=MEDIAN([.$E32];[.$J32])" office:value-type="float"/>
          <table:table-cell table:formula="of:=MEDIAN([.$F32];[.$K32])" office:value-type="float"/>
          <table:table-cell table:formula="of:=MAX([.$B32];[.$G32])" office:value-type="float"/>
          <table:table-cell table:formula="of:=MAX([.$C32];[.$H32])" office:value-type="float"/>
          <table:table-cell table:formula="of:=MAX([.$D32];[.$I32])" office:value-type="float"/>
          <table:table-cell table:formula="of:=MAX([.$E32];[.$J32])" office:value-type="float"/>
          <table:table-cell table:formula="of:=MAX([.$F32];[.$K32])" office:value-type="float"/>
        </table:table-row>
        <table:table-row table:style-name="ro1">
          <table:table-cell office:value-type="string">
            <text:p>./kidsbike14_30_3.coom</text:p>
          </table:table-cell>
          <table:table-cell office:value-type="float" office:value="99.7"/>
          <table:table-cell office:value-type="float" office:value="3645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482528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3];[.$G33])" office:value-type="float"/>
          <table:table-cell table:formula="of:=MIN([.$C33];[.$H33])" office:value-type="float"/>
          <table:table-cell table:formula="of:=MIN([.$D33];[.$I33])" office:value-type="float"/>
          <table:table-cell table:formula="of:=MIN([.$E33];[.$J33])" office:value-type="float"/>
          <table:table-cell table:formula="of:=MIN([.$F33];[.$K33])" office:value-type="float"/>
          <table:table-cell table:formula="of:=MEDIAN([.$B33];[.$G33])" office:value-type="float"/>
          <table:table-cell table:formula="of:=MEDIAN([.$C33];[.$H33])" office:value-type="float"/>
          <table:table-cell table:formula="of:=MEDIAN([.$D33];[.$I33])" office:value-type="float"/>
          <table:table-cell table:formula="of:=MEDIAN([.$E33];[.$J33])" office:value-type="float"/>
          <table:table-cell table:formula="of:=MEDIAN([.$F33];[.$K33])" office:value-type="float"/>
          <table:table-cell table:formula="of:=MAX([.$B33];[.$G33])" office:value-type="float"/>
          <table:table-cell table:formula="of:=MAX([.$C33];[.$H33])" office:value-type="float"/>
          <table:table-cell table:formula="of:=MAX([.$D33];[.$I33])" office:value-type="float"/>
          <table:table-cell table:formula="of:=MAX([.$E33];[.$J33])" office:value-type="float"/>
          <table:table-cell table:formula="of:=MAX([.$F33];[.$K33])" office:value-type="float"/>
        </table:table-row>
        <table:table-row table:style-name="ro1">
          <table:table-cell office:value-type="string">
            <text:p>./kidsbike14_30_4.coom</text:p>
          </table:table-cell>
          <table:table-cell office:value-type="float" office:value="2.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4];[.$G34])" office:value-type="float"/>
          <table:table-cell table:formula="of:=MIN([.$C34];[.$H34])" office:value-type="float"/>
          <table:table-cell table:formula="of:=MIN([.$D34];[.$I34])" office:value-type="float"/>
          <table:table-cell table:formula="of:=MIN([.$E34];[.$J34])" office:value-type="float"/>
          <table:table-cell table:formula="of:=MIN([.$F34];[.$K34])" office:value-type="float"/>
          <table:table-cell table:formula="of:=MEDIAN([.$B34];[.$G34])" office:value-type="float"/>
          <table:table-cell table:formula="of:=MEDIAN([.$C34];[.$H34])" office:value-type="float"/>
          <table:table-cell table:formula="of:=MEDIAN([.$D34];[.$I34])" office:value-type="float"/>
          <table:table-cell table:formula="of:=MEDIAN([.$E34];[.$J34])" office:value-type="float"/>
          <table:table-cell table:formula="of:=MEDIAN([.$F34];[.$K34])" office:value-type="float"/>
          <table:table-cell table:formula="of:=MAX([.$B34];[.$G34])" office:value-type="float"/>
          <table:table-cell table:formula="of:=MAX([.$C34];[.$H34])" office:value-type="float"/>
          <table:table-cell table:formula="of:=MAX([.$D34];[.$I34])" office:value-type="float"/>
          <table:table-cell table:formula="of:=MAX([.$E34];[.$J34])" office:value-type="float"/>
          <table:table-cell table:formula="of:=MAX([.$F34];[.$K34])" office:value-type="float"/>
        </table:table-row>
        <table:table-row table:style-name="ro1">
          <table:table-cell office:value-type="string">
            <text:p>./restaurant10_20.coom</text:p>
          </table:table-cell>
          <table:table-cell office:value-type="float" office:value="2.79"/>
          <table:table-cell office:value-type="float" office:value="462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6"/>
          <table:table-cell office:value-type="float" office:value="462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5];[.$G35])" office:value-type="float"/>
          <table:table-cell table:formula="of:=MIN([.$C35];[.$H35])" office:value-type="float"/>
          <table:table-cell table:formula="of:=MIN([.$D35];[.$I35])" office:value-type="float"/>
          <table:table-cell table:formula="of:=MIN([.$E35];[.$J35])" office:value-type="float"/>
          <table:table-cell table:formula="of:=MIN([.$F35];[.$K35])" office:value-type="float"/>
          <table:table-cell table:formula="of:=MEDIAN([.$B35];[.$G35])" office:value-type="float"/>
          <table:table-cell table:formula="of:=MEDIAN([.$C35];[.$H35])" office:value-type="float"/>
          <table:table-cell table:formula="of:=MEDIAN([.$D35];[.$I35])" office:value-type="float"/>
          <table:table-cell table:formula="of:=MEDIAN([.$E35];[.$J35])" office:value-type="float"/>
          <table:table-cell table:formula="of:=MEDIAN([.$F35];[.$K35])" office:value-type="float"/>
          <table:table-cell table:formula="of:=MAX([.$B35];[.$G35])" office:value-type="float"/>
          <table:table-cell table:formula="of:=MAX([.$C35];[.$H35])" office:value-type="float"/>
          <table:table-cell table:formula="of:=MAX([.$D35];[.$I35])" office:value-type="float"/>
          <table:table-cell table:formula="of:=MAX([.$E35];[.$J35])" office:value-type="float"/>
          <table:table-cell table:formula="of:=MAX([.$F35];[.$K35])" office:value-type="float"/>
        </table:table-row>
        <table:table-row table:style-name="ro1">
          <table:table-cell office:value-type="string">
            <text:p>./restaurant10_30.coom</text:p>
          </table:table-cell>
          <table:table-cell office:value-type="float" office:value="3.9"/>
          <table:table-cell office:value-type="float" office:value="771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2"/>
          <table:table-cell office:value-type="float" office:value="771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6];[.$G36])" office:value-type="float"/>
          <table:table-cell table:formula="of:=MIN([.$C36];[.$H36])" office:value-type="float"/>
          <table:table-cell table:formula="of:=MIN([.$D36];[.$I36])" office:value-type="float"/>
          <table:table-cell table:formula="of:=MIN([.$E36];[.$J36])" office:value-type="float"/>
          <table:table-cell table:formula="of:=MIN([.$F36];[.$K36])" office:value-type="float"/>
          <table:table-cell table:formula="of:=MEDIAN([.$B36];[.$G36])" office:value-type="float"/>
          <table:table-cell table:formula="of:=MEDIAN([.$C36];[.$H36])" office:value-type="float"/>
          <table:table-cell table:formula="of:=MEDIAN([.$D36];[.$I36])" office:value-type="float"/>
          <table:table-cell table:formula="of:=MEDIAN([.$E36];[.$J36])" office:value-type="float"/>
          <table:table-cell table:formula="of:=MEDIAN([.$F36];[.$K36])" office:value-type="float"/>
          <table:table-cell table:formula="of:=MAX([.$B36];[.$G36])" office:value-type="float"/>
          <table:table-cell table:formula="of:=MAX([.$C36];[.$H36])" office:value-type="float"/>
          <table:table-cell table:formula="of:=MAX([.$D36];[.$I36])" office:value-type="float"/>
          <table:table-cell table:formula="of:=MAX([.$E36];[.$J36])" office:value-type="float"/>
          <table:table-cell table:formula="of:=MAX([.$F36];[.$K36])" office:value-type="float"/>
        </table:table-row>
        <table:table-row table:style-name="ro1">
          <table:table-cell office:value-type="string">
            <text:p>./restaurant10_40.coom</text:p>
          </table:table-cell>
          <table:table-cell office:value-type="float" office:value="13.76"/>
          <table:table-cell office:value-type="float" office:value="126873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77"/>
          <table:table-cell office:value-type="float" office:value="126873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7];[.$G37])" office:value-type="float"/>
          <table:table-cell table:formula="of:=MIN([.$C37];[.$H37])" office:value-type="float"/>
          <table:table-cell table:formula="of:=MIN([.$D37];[.$I37])" office:value-type="float"/>
          <table:table-cell table:formula="of:=MIN([.$E37];[.$J37])" office:value-type="float"/>
          <table:table-cell table:formula="of:=MIN([.$F37];[.$K37])" office:value-type="float"/>
          <table:table-cell table:formula="of:=MEDIAN([.$B37];[.$G37])" office:value-type="float"/>
          <table:table-cell table:formula="of:=MEDIAN([.$C37];[.$H37])" office:value-type="float"/>
          <table:table-cell table:formula="of:=MEDIAN([.$D37];[.$I37])" office:value-type="float"/>
          <table:table-cell table:formula="of:=MEDIAN([.$E37];[.$J37])" office:value-type="float"/>
          <table:table-cell table:formula="of:=MEDIAN([.$F37];[.$K37])" office:value-type="float"/>
          <table:table-cell table:formula="of:=MAX([.$B37];[.$G37])" office:value-type="float"/>
          <table:table-cell table:formula="of:=MAX([.$C37];[.$H37])" office:value-type="float"/>
          <table:table-cell table:formula="of:=MAX([.$D37];[.$I37])" office:value-type="float"/>
          <table:table-cell table:formula="of:=MAX([.$E37];[.$J37])" office:value-type="float"/>
          <table:table-cell table:formula="of:=MAX([.$F37];[.$K37])" office:value-type="float"/>
        </table:table-row>
        <table:table-row table:style-name="ro1">
          <table:table-cell office:value-type="string">
            <text:p>./restaurant10_50.coom</text:p>
          </table:table-cell>
          <table:table-cell office:value-type="float" office:value="96.67"/>
          <table:table-cell office:value-type="float" office:value="129226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5.13"/>
          <table:table-cell office:value-type="float" office:value="129226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8];[.$G38])" office:value-type="float"/>
          <table:table-cell table:formula="of:=MIN([.$C38];[.$H38])" office:value-type="float"/>
          <table:table-cell table:formula="of:=MIN([.$D38];[.$I38])" office:value-type="float"/>
          <table:table-cell table:formula="of:=MIN([.$E38];[.$J38])" office:value-type="float"/>
          <table:table-cell table:formula="of:=MIN([.$F38];[.$K38])" office:value-type="float"/>
          <table:table-cell table:formula="of:=MEDIAN([.$B38];[.$G38])" office:value-type="float"/>
          <table:table-cell table:formula="of:=MEDIAN([.$C38];[.$H38])" office:value-type="float"/>
          <table:table-cell table:formula="of:=MEDIAN([.$D38];[.$I38])" office:value-type="float"/>
          <table:table-cell table:formula="of:=MEDIAN([.$E38];[.$J38])" office:value-type="float"/>
          <table:table-cell table:formula="of:=MEDIAN([.$F38];[.$K38])" office:value-type="float"/>
          <table:table-cell table:formula="of:=MAX([.$B38];[.$G38])" office:value-type="float"/>
          <table:table-cell table:formula="of:=MAX([.$C38];[.$H38])" office:value-type="float"/>
          <table:table-cell table:formula="of:=MAX([.$D38];[.$I38])" office:value-type="float"/>
          <table:table-cell table:formula="of:=MAX([.$E38];[.$J38])" office:value-type="float"/>
          <table:table-cell table:formula="of:=MAX([.$F38];[.$K38])" office:value-type="float"/>
        </table:table-row>
        <table:table-row table:style-name="ro1">
          <table:table-cell office:value-type="string">
            <text:p>./restaurant10_60.coom</text:p>
          </table:table-cell>
          <table:table-cell office:value-type="float" office:value="17.68"/>
          <table:table-cell office:value-type="float" office:value="254215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3.8"/>
          <table:table-cell office:value-type="float" office:value="254215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9];[.$G39])" office:value-type="float"/>
          <table:table-cell table:formula="of:=MIN([.$C39];[.$H39])" office:value-type="float"/>
          <table:table-cell table:formula="of:=MIN([.$D39];[.$I39])" office:value-type="float"/>
          <table:table-cell table:formula="of:=MIN([.$E39];[.$J39])" office:value-type="float"/>
          <table:table-cell table:formula="of:=MIN([.$F39];[.$K39])" office:value-type="float"/>
          <table:table-cell table:formula="of:=MEDIAN([.$B39];[.$G39])" office:value-type="float"/>
          <table:table-cell table:formula="of:=MEDIAN([.$C39];[.$H39])" office:value-type="float"/>
          <table:table-cell table:formula="of:=MEDIAN([.$D39];[.$I39])" office:value-type="float"/>
          <table:table-cell table:formula="of:=MEDIAN([.$E39];[.$J39])" office:value-type="float"/>
          <table:table-cell table:formula="of:=MEDIAN([.$F39];[.$K39])" office:value-type="float"/>
          <table:table-cell table:formula="of:=MAX([.$B39];[.$G39])" office:value-type="float"/>
          <table:table-cell table:formula="of:=MAX([.$C39];[.$H39])" office:value-type="float"/>
          <table:table-cell table:formula="of:=MAX([.$D39];[.$I39])" office:value-type="float"/>
          <table:table-cell table:formula="of:=MAX([.$E39];[.$J39])" office:value-type="float"/>
          <table:table-cell table:formula="of:=MAX([.$F39];[.$K39])" office:value-type="float"/>
        </table:table-row>
        <table:table-row table:style-name="ro1">
          <table:table-cell office:value-type="string">
            <text:p>./restaurant10_70.coom</text:p>
          </table:table-cell>
          <table:table-cell office:value-type="float" office:value="2.5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0];[.$G40])" office:value-type="float"/>
          <table:table-cell table:formula="of:=MIN([.$C40];[.$H40])" office:value-type="float"/>
          <table:table-cell table:formula="of:=MIN([.$D40];[.$I40])" office:value-type="float"/>
          <table:table-cell table:formula="of:=MIN([.$E40];[.$J40])" office:value-type="float"/>
          <table:table-cell table:formula="of:=MIN([.$F40];[.$K40])" office:value-type="float"/>
          <table:table-cell table:formula="of:=MEDIAN([.$B40];[.$G40])" office:value-type="float"/>
          <table:table-cell table:formula="of:=MEDIAN([.$C40];[.$H40])" office:value-type="float"/>
          <table:table-cell table:formula="of:=MEDIAN([.$D40];[.$I40])" office:value-type="float"/>
          <table:table-cell table:formula="of:=MEDIAN([.$E40];[.$J40])" office:value-type="float"/>
          <table:table-cell table:formula="of:=MEDIAN([.$F40];[.$K40])" office:value-type="float"/>
          <table:table-cell table:formula="of:=MAX([.$B40];[.$G40])" office:value-type="float"/>
          <table:table-cell table:formula="of:=MAX([.$C40];[.$H40])" office:value-type="float"/>
          <table:table-cell table:formula="of:=MAX([.$D40];[.$I40])" office:value-type="float"/>
          <table:table-cell table:formula="of:=MAX([.$E40];[.$J40])" office:value-type="float"/>
          <table:table-cell table:formula="of:=MAX([.$F40];[.$K40])" office:value-type="float"/>
        </table:table-row>
        <table:table-row table:style-name="ro1">
          <table:table-cell office:value-type="string">
            <text:p>./restaurant15_100.coom</text:p>
          </table:table-cell>
          <table:table-cell office:value-type="float" office:value="5.5"/>
          <table:table-cell office:value-type="float" office:value="20435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32"/>
          <table:table-cell office:value-type="float" office:value="204359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1];[.$G41])" office:value-type="float"/>
          <table:table-cell table:formula="of:=MIN([.$C41];[.$H41])" office:value-type="float"/>
          <table:table-cell table:formula="of:=MIN([.$D41];[.$I41])" office:value-type="float"/>
          <table:table-cell table:formula="of:=MIN([.$E41];[.$J41])" office:value-type="float"/>
          <table:table-cell table:formula="of:=MIN([.$F41];[.$K41])" office:value-type="float"/>
          <table:table-cell table:formula="of:=MEDIAN([.$B41];[.$G41])" office:value-type="float"/>
          <table:table-cell table:formula="of:=MEDIAN([.$C41];[.$H41])" office:value-type="float"/>
          <table:table-cell table:formula="of:=MEDIAN([.$D41];[.$I41])" office:value-type="float"/>
          <table:table-cell table:formula="of:=MEDIAN([.$E41];[.$J41])" office:value-type="float"/>
          <table:table-cell table:formula="of:=MEDIAN([.$F41];[.$K41])" office:value-type="float"/>
          <table:table-cell table:formula="of:=MAX([.$B41];[.$G41])" office:value-type="float"/>
          <table:table-cell table:formula="of:=MAX([.$C41];[.$H41])" office:value-type="float"/>
          <table:table-cell table:formula="of:=MAX([.$D41];[.$I41])" office:value-type="float"/>
          <table:table-cell table:formula="of:=MAX([.$E41];[.$J41])" office:value-type="float"/>
          <table:table-cell table:formula="of:=MAX([.$F41];[.$K41])" office:value-type="float"/>
        </table:table-row>
        <table:table-row table:style-name="ro1">
          <table:table-cell office:value-type="string">
            <text:p>./restaurant15_30.coom</text:p>
          </table:table-cell>
          <table:table-cell office:value-type="float" office:value="8.29"/>
          <table:table-cell office:value-type="float" office:value="329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.49"/>
          <table:table-cell office:value-type="float" office:value="3298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2];[.$G42])" office:value-type="float"/>
          <table:table-cell table:formula="of:=MIN([.$C42];[.$H42])" office:value-type="float"/>
          <table:table-cell table:formula="of:=MIN([.$D42];[.$I42])" office:value-type="float"/>
          <table:table-cell table:formula="of:=MIN([.$E42];[.$J42])" office:value-type="float"/>
          <table:table-cell table:formula="of:=MIN([.$F42];[.$K42])" office:value-type="float"/>
          <table:table-cell table:formula="of:=MEDIAN([.$B42];[.$G42])" office:value-type="float"/>
          <table:table-cell table:formula="of:=MEDIAN([.$C42];[.$H42])" office:value-type="float"/>
          <table:table-cell table:formula="of:=MEDIAN([.$D42];[.$I42])" office:value-type="float"/>
          <table:table-cell table:formula="of:=MEDIAN([.$E42];[.$J42])" office:value-type="float"/>
          <table:table-cell table:formula="of:=MEDIAN([.$F42];[.$K42])" office:value-type="float"/>
          <table:table-cell table:formula="of:=MAX([.$B42];[.$G42])" office:value-type="float"/>
          <table:table-cell table:formula="of:=MAX([.$C42];[.$H42])" office:value-type="float"/>
          <table:table-cell table:formula="of:=MAX([.$D42];[.$I42])" office:value-type="float"/>
          <table:table-cell table:formula="of:=MAX([.$E42];[.$J42])" office:value-type="float"/>
          <table:table-cell table:formula="of:=MAX([.$F42];[.$K42])" office:value-type="float"/>
        </table:table-row>
        <table:table-row table:style-name="ro1">
          <table:table-cell office:value-type="string">
            <text:p>./restaurant15_40.coom</text:p>
          </table:table-cell>
          <table:table-cell office:value-type="float" office:value="106.26"/>
          <table:table-cell office:value-type="float" office:value="548867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8.52"/>
          <table:table-cell office:value-type="float" office:value="548867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3];[.$G43])" office:value-type="float"/>
          <table:table-cell table:formula="of:=MIN([.$C43];[.$H43])" office:value-type="float"/>
          <table:table-cell table:formula="of:=MIN([.$D43];[.$I43])" office:value-type="float"/>
          <table:table-cell table:formula="of:=MIN([.$E43];[.$J43])" office:value-type="float"/>
          <table:table-cell table:formula="of:=MIN([.$F43];[.$K43])" office:value-type="float"/>
          <table:table-cell table:formula="of:=MEDIAN([.$B43];[.$G43])" office:value-type="float"/>
          <table:table-cell table:formula="of:=MEDIAN([.$C43];[.$H43])" office:value-type="float"/>
          <table:table-cell table:formula="of:=MEDIAN([.$D43];[.$I43])" office:value-type="float"/>
          <table:table-cell table:formula="of:=MEDIAN([.$E43];[.$J43])" office:value-type="float"/>
          <table:table-cell table:formula="of:=MEDIAN([.$F43];[.$K43])" office:value-type="float"/>
          <table:table-cell table:formula="of:=MAX([.$B43];[.$G43])" office:value-type="float"/>
          <table:table-cell table:formula="of:=MAX([.$C43];[.$H43])" office:value-type="float"/>
          <table:table-cell table:formula="of:=MAX([.$D43];[.$I43])" office:value-type="float"/>
          <table:table-cell table:formula="of:=MAX([.$E43];[.$J43])" office:value-type="float"/>
          <table:table-cell table:formula="of:=MAX([.$F43];[.$K43])" office:value-type="float"/>
        </table:table-row>
        <table:table-row table:style-name="ro1">
          <table:table-cell office:value-type="string">
            <text:p>./restaurant15_50.coom</text:p>
          </table:table-cell>
          <table:table-cell office:value-type="float" office:value="600.0"/>
          <table:table-cell office:value-type="float" office:value="2897794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055795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4];[.$G44])" office:value-type="float"/>
          <table:table-cell table:formula="of:=MIN([.$C44];[.$H44])" office:value-type="float"/>
          <table:table-cell table:formula="of:=MIN([.$D44];[.$I44])" office:value-type="float"/>
          <table:table-cell table:formula="of:=MIN([.$E44];[.$J44])" office:value-type="float"/>
          <table:table-cell table:formula="of:=MIN([.$F44];[.$K44])" office:value-type="float"/>
          <table:table-cell table:formula="of:=MEDIAN([.$B44];[.$G44])" office:value-type="float"/>
          <table:table-cell table:formula="of:=MEDIAN([.$C44];[.$H44])" office:value-type="float"/>
          <table:table-cell table:formula="of:=MEDIAN([.$D44];[.$I44])" office:value-type="float"/>
          <table:table-cell table:formula="of:=MEDIAN([.$E44];[.$J44])" office:value-type="float"/>
          <table:table-cell table:formula="of:=MEDIAN([.$F44];[.$K44])" office:value-type="float"/>
          <table:table-cell table:formula="of:=MAX([.$B44];[.$G44])" office:value-type="float"/>
          <table:table-cell table:formula="of:=MAX([.$C44];[.$H44])" office:value-type="float"/>
          <table:table-cell table:formula="of:=MAX([.$D44];[.$I44])" office:value-type="float"/>
          <table:table-cell table:formula="of:=MAX([.$E44];[.$J44])" office:value-type="float"/>
          <table:table-cell table:formula="of:=MAX([.$F44];[.$K44])" office:value-type="float"/>
        </table:table-row>
        <table:table-row table:style-name="ro1">
          <table:table-cell office:value-type="string">
            <text:p>./restaurant15_60.coom</text:p>
          </table:table-cell>
          <table:table-cell office:value-type="float" office:value="600.0"/>
          <table:table-cell office:value-type="float" office:value="5586303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50416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5];[.$G45])" office:value-type="float"/>
          <table:table-cell table:formula="of:=MIN([.$C45];[.$H45])" office:value-type="float"/>
          <table:table-cell table:formula="of:=MIN([.$D45];[.$I45])" office:value-type="float"/>
          <table:table-cell table:formula="of:=MIN([.$E45];[.$J45])" office:value-type="float"/>
          <table:table-cell table:formula="of:=MIN([.$F45];[.$K45])" office:value-type="float"/>
          <table:table-cell table:formula="of:=MEDIAN([.$B45];[.$G45])" office:value-type="float"/>
          <table:table-cell table:formula="of:=MEDIAN([.$C45];[.$H45])" office:value-type="float"/>
          <table:table-cell table:formula="of:=MEDIAN([.$D45];[.$I45])" office:value-type="float"/>
          <table:table-cell table:formula="of:=MEDIAN([.$E45];[.$J45])" office:value-type="float"/>
          <table:table-cell table:formula="of:=MEDIAN([.$F45];[.$K45])" office:value-type="float"/>
          <table:table-cell table:formula="of:=MAX([.$B45];[.$G45])" office:value-type="float"/>
          <table:table-cell table:formula="of:=MAX([.$C45];[.$H45])" office:value-type="float"/>
          <table:table-cell table:formula="of:=MAX([.$D45];[.$I45])" office:value-type="float"/>
          <table:table-cell table:formula="of:=MAX([.$E45];[.$J45])" office:value-type="float"/>
          <table:table-cell table:formula="of:=MAX([.$F45];[.$K45])" office:value-type="float"/>
        </table:table-row>
        <table:table-row table:style-name="ro1">
          <table:table-cell office:value-type="string">
            <text:p>./restaurant15_70.coom</text:p>
          </table:table-cell>
          <table:table-cell office:value-type="float" office:value="600.0"/>
          <table:table-cell office:value-type="float" office:value="34365967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53959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6];[.$G46])" office:value-type="float"/>
          <table:table-cell table:formula="of:=MIN([.$C46];[.$H46])" office:value-type="float"/>
          <table:table-cell table:formula="of:=MIN([.$D46];[.$I46])" office:value-type="float"/>
          <table:table-cell table:formula="of:=MIN([.$E46];[.$J46])" office:value-type="float"/>
          <table:table-cell table:formula="of:=MIN([.$F46];[.$K46])" office:value-type="float"/>
          <table:table-cell table:formula="of:=MEDIAN([.$B46];[.$G46])" office:value-type="float"/>
          <table:table-cell table:formula="of:=MEDIAN([.$C46];[.$H46])" office:value-type="float"/>
          <table:table-cell table:formula="of:=MEDIAN([.$D46];[.$I46])" office:value-type="float"/>
          <table:table-cell table:formula="of:=MEDIAN([.$E46];[.$J46])" office:value-type="float"/>
          <table:table-cell table:formula="of:=MEDIAN([.$F46];[.$K46])" office:value-type="float"/>
          <table:table-cell table:formula="of:=MAX([.$B46];[.$G46])" office:value-type="float"/>
          <table:table-cell table:formula="of:=MAX([.$C46];[.$H46])" office:value-type="float"/>
          <table:table-cell table:formula="of:=MAX([.$D46];[.$I46])" office:value-type="float"/>
          <table:table-cell table:formula="of:=MAX([.$E46];[.$J46])" office:value-type="float"/>
          <table:table-cell table:formula="of:=MAX([.$F46];[.$K46])" office:value-type="float"/>
        </table:table-row>
        <table:table-row table:style-name="ro1">
          <table:table-cell office:value-type="string">
            <text:p>./restaurant15_80.coom</text:p>
          </table:table-cell>
          <table:table-cell office:value-type="float" office:value="600.0"/>
          <table:table-cell office:value-type="float" office:value="5539953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972409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7];[.$G47])" office:value-type="float"/>
          <table:table-cell table:formula="of:=MIN([.$C47];[.$H47])" office:value-type="float"/>
          <table:table-cell table:formula="of:=MIN([.$D47];[.$I47])" office:value-type="float"/>
          <table:table-cell table:formula="of:=MIN([.$E47];[.$J47])" office:value-type="float"/>
          <table:table-cell table:formula="of:=MIN([.$F47];[.$K47])" office:value-type="float"/>
          <table:table-cell table:formula="of:=MEDIAN([.$B47];[.$G47])" office:value-type="float"/>
          <table:table-cell table:formula="of:=MEDIAN([.$C47];[.$H47])" office:value-type="float"/>
          <table:table-cell table:formula="of:=MEDIAN([.$D47];[.$I47])" office:value-type="float"/>
          <table:table-cell table:formula="of:=MEDIAN([.$E47];[.$J47])" office:value-type="float"/>
          <table:table-cell table:formula="of:=MEDIAN([.$F47];[.$K47])" office:value-type="float"/>
          <table:table-cell table:formula="of:=MAX([.$B47];[.$G47])" office:value-type="float"/>
          <table:table-cell table:formula="of:=MAX([.$C47];[.$H47])" office:value-type="float"/>
          <table:table-cell table:formula="of:=MAX([.$D47];[.$I47])" office:value-type="float"/>
          <table:table-cell table:formula="of:=MAX([.$E47];[.$J47])" office:value-type="float"/>
          <table:table-cell table:formula="of:=MAX([.$F47];[.$K47])" office:value-type="float"/>
        </table:table-row>
        <table:table-row table:style-name="ro1">
          <table:table-cell office:value-type="string">
            <text:p>./restaurant15_90.coom</text:p>
          </table:table-cell>
          <table:table-cell office:value-type="float" office:value="600.0"/>
          <table:table-cell office:value-type="float" office:value="41987651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8200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8];[.$G48])" office:value-type="float"/>
          <table:table-cell table:formula="of:=MIN([.$C48];[.$H48])" office:value-type="float"/>
          <table:table-cell table:formula="of:=MIN([.$D48];[.$I48])" office:value-type="float"/>
          <table:table-cell table:formula="of:=MIN([.$E48];[.$J48])" office:value-type="float"/>
          <table:table-cell table:formula="of:=MIN([.$F48];[.$K48])" office:value-type="float"/>
          <table:table-cell table:formula="of:=MEDIAN([.$B48];[.$G48])" office:value-type="float"/>
          <table:table-cell table:formula="of:=MEDIAN([.$C48];[.$H48])" office:value-type="float"/>
          <table:table-cell table:formula="of:=MEDIAN([.$D48];[.$I48])" office:value-type="float"/>
          <table:table-cell table:formula="of:=MEDIAN([.$E48];[.$J48])" office:value-type="float"/>
          <table:table-cell table:formula="of:=MEDIAN([.$F48];[.$K48])" office:value-type="float"/>
          <table:table-cell table:formula="of:=MAX([.$B48];[.$G48])" office:value-type="float"/>
          <table:table-cell table:formula="of:=MAX([.$C48];[.$H48])" office:value-type="float"/>
          <table:table-cell table:formula="of:=MAX([.$D48];[.$I48])" office:value-type="float"/>
          <table:table-cell table:formula="of:=MAX([.$E48];[.$J48])" office:value-type="float"/>
          <table:table-cell table:formula="of:=MAX([.$F48];[.$K48])" office:value-type="float"/>
        </table:table-row>
        <table:table-row table:style-name="ro1">
          <table:table-cell office:value-type="string">
            <text:p>./restaurant5_10.coom</text:p>
          </table:table-cell>
          <table:table-cell office:value-type="float" office:value="2.97"/>
          <table:table-cell office:value-type="float" office:value="5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4"/>
          <table:table-cell office:value-type="float" office:value="5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9];[.$G49])" office:value-type="float"/>
          <table:table-cell table:formula="of:=MIN([.$C49];[.$H49])" office:value-type="float"/>
          <table:table-cell table:formula="of:=MIN([.$D49];[.$I49])" office:value-type="float"/>
          <table:table-cell table:formula="of:=MIN([.$E49];[.$J49])" office:value-type="float"/>
          <table:table-cell table:formula="of:=MIN([.$F49];[.$K49])" office:value-type="float"/>
          <table:table-cell table:formula="of:=MEDIAN([.$B49];[.$G49])" office:value-type="float"/>
          <table:table-cell table:formula="of:=MEDIAN([.$C49];[.$H49])" office:value-type="float"/>
          <table:table-cell table:formula="of:=MEDIAN([.$D49];[.$I49])" office:value-type="float"/>
          <table:table-cell table:formula="of:=MEDIAN([.$E49];[.$J49])" office:value-type="float"/>
          <table:table-cell table:formula="of:=MEDIAN([.$F49];[.$K49])" office:value-type="float"/>
          <table:table-cell table:formula="of:=MAX([.$B49];[.$G49])" office:value-type="float"/>
          <table:table-cell table:formula="of:=MAX([.$C49];[.$H49])" office:value-type="float"/>
          <table:table-cell table:formula="of:=MAX([.$D49];[.$I49])" office:value-type="float"/>
          <table:table-cell table:formula="of:=MAX([.$E49];[.$J49])" office:value-type="float"/>
          <table:table-cell table:formula="of:=MAX([.$F49];[.$K49])" office:value-type="float"/>
        </table:table-row>
        <table:table-row table:style-name="ro1">
          <table:table-cell office:value-type="string">
            <text:p>./restaurant5_20.coom</text:p>
          </table:table-cell>
          <table:table-cell office:value-type="float" office:value="2.65"/>
          <table:table-cell office:value-type="float" office:value="9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5"/>
          <table:table-cell office:value-type="float" office:value="9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0];[.$G50])" office:value-type="float"/>
          <table:table-cell table:formula="of:=MIN([.$C50];[.$H50])" office:value-type="float"/>
          <table:table-cell table:formula="of:=MIN([.$D50];[.$I50])" office:value-type="float"/>
          <table:table-cell table:formula="of:=MIN([.$E50];[.$J50])" office:value-type="float"/>
          <table:table-cell table:formula="of:=MIN([.$F50];[.$K50])" office:value-type="float"/>
          <table:table-cell table:formula="of:=MEDIAN([.$B50];[.$G50])" office:value-type="float"/>
          <table:table-cell table:formula="of:=MEDIAN([.$C50];[.$H50])" office:value-type="float"/>
          <table:table-cell table:formula="of:=MEDIAN([.$D50];[.$I50])" office:value-type="float"/>
          <table:table-cell table:formula="of:=MEDIAN([.$E50];[.$J50])" office:value-type="float"/>
          <table:table-cell table:formula="of:=MEDIAN([.$F50];[.$K50])" office:value-type="float"/>
          <table:table-cell table:formula="of:=MAX([.$B50];[.$G50])" office:value-type="float"/>
          <table:table-cell table:formula="of:=MAX([.$C50];[.$H50])" office:value-type="float"/>
          <table:table-cell table:formula="of:=MAX([.$D50];[.$I50])" office:value-type="float"/>
          <table:table-cell table:formula="of:=MAX([.$E50];[.$J50])" office:value-type="float"/>
          <table:table-cell table:formula="of:=MAX([.$F50];[.$K50])" office:value-type="float"/>
        </table:table-row>
        <table:table-row table:style-name="ro1">
          <table:table-cell office:value-type="string">
            <text:p>./restaurant5_30.coom</text:p>
          </table:table-cell>
          <table:table-cell office:value-type="float" office:value="3.25"/>
          <table:table-cell office:value-type="float" office:value="88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3"/>
          <table:table-cell office:value-type="float" office:value="885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1];[.$G51])" office:value-type="float"/>
          <table:table-cell table:formula="of:=MIN([.$C51];[.$H51])" office:value-type="float"/>
          <table:table-cell table:formula="of:=MIN([.$D51];[.$I51])" office:value-type="float"/>
          <table:table-cell table:formula="of:=MIN([.$E51];[.$J51])" office:value-type="float"/>
          <table:table-cell table:formula="of:=MIN([.$F51];[.$K51])" office:value-type="float"/>
          <table:table-cell table:formula="of:=MEDIAN([.$B51];[.$G51])" office:value-type="float"/>
          <table:table-cell table:formula="of:=MEDIAN([.$C51];[.$H51])" office:value-type="float"/>
          <table:table-cell table:formula="of:=MEDIAN([.$D51];[.$I51])" office:value-type="float"/>
          <table:table-cell table:formula="of:=MEDIAN([.$E51];[.$J51])" office:value-type="float"/>
          <table:table-cell table:formula="of:=MEDIAN([.$F51];[.$K51])" office:value-type="float"/>
          <table:table-cell table:formula="of:=MAX([.$B51];[.$G51])" office:value-type="float"/>
          <table:table-cell table:formula="of:=MAX([.$C51];[.$H51])" office:value-type="float"/>
          <table:table-cell table:formula="of:=MAX([.$D51];[.$I51])" office:value-type="float"/>
          <table:table-cell table:formula="of:=MAX([.$E51];[.$J51])" office:value-type="float"/>
          <table:table-cell table:formula="of:=MAX([.$F51];[.$K51])" office:value-type="float"/>
        </table:table-row>
        <table:table-row table:style-name="ro1">
          <table:table-cell office:value-type="string">
            <text:p>./travelbike1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2689898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2];[.$G52])" office:value-type="float"/>
          <table:table-cell table:formula="of:=MIN([.$C52];[.$H52])" office:value-type="float"/>
          <table:table-cell table:formula="of:=MIN([.$D52];[.$I52])" office:value-type="float"/>
          <table:table-cell table:formula="of:=MIN([.$E52];[.$J52])" office:value-type="float"/>
          <table:table-cell table:formula="of:=MIN([.$F52];[.$K52])" office:value-type="float"/>
          <table:table-cell table:formula="of:=MEDIAN([.$B52];[.$G52])" office:value-type="float"/>
          <table:table-cell table:formula="of:=MEDIAN([.$C52];[.$H52])" office:value-type="float"/>
          <table:table-cell table:formula="of:=MEDIAN([.$D52];[.$I52])" office:value-type="float"/>
          <table:table-cell table:formula="of:=MEDIAN([.$E52];[.$J52])" office:value-type="float"/>
          <table:table-cell table:formula="of:=MEDIAN([.$F52];[.$K52])" office:value-type="float"/>
          <table:table-cell table:formula="of:=MAX([.$B52];[.$G52])" office:value-type="float"/>
          <table:table-cell table:formula="of:=MAX([.$C52];[.$H52])" office:value-type="float"/>
          <table:table-cell table:formula="of:=MAX([.$D52];[.$I52])" office:value-type="float"/>
          <table:table-cell table:formula="of:=MAX([.$E52];[.$J52])" office:value-type="float"/>
          <table:table-cell table:formula="of:=MAX([.$F52];[.$K52])" office:value-type="float"/>
        </table:table-row>
        <table:table-row table:style-name="ro1">
          <table:table-cell office:value-type="string">
            <text:p>./travelbike2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91237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3];[.$G53])" office:value-type="float"/>
          <table:table-cell table:formula="of:=MIN([.$C53];[.$H53])" office:value-type="float"/>
          <table:table-cell table:formula="of:=MIN([.$D53];[.$I53])" office:value-type="float"/>
          <table:table-cell table:formula="of:=MIN([.$E53];[.$J53])" office:value-type="float"/>
          <table:table-cell table:formula="of:=MIN([.$F53];[.$K53])" office:value-type="float"/>
          <table:table-cell table:formula="of:=MEDIAN([.$B53];[.$G53])" office:value-type="float"/>
          <table:table-cell table:formula="of:=MEDIAN([.$C53];[.$H53])" office:value-type="float"/>
          <table:table-cell table:formula="of:=MEDIAN([.$D53];[.$I53])" office:value-type="float"/>
          <table:table-cell table:formula="of:=MEDIAN([.$E53];[.$J53])" office:value-type="float"/>
          <table:table-cell table:formula="of:=MEDIAN([.$F53];[.$K53])" office:value-type="float"/>
          <table:table-cell table:formula="of:=MAX([.$B53];[.$G53])" office:value-type="float"/>
          <table:table-cell table:formula="of:=MAX([.$C53];[.$H53])" office:value-type="float"/>
          <table:table-cell table:formula="of:=MAX([.$D53];[.$I53])" office:value-type="float"/>
          <table:table-cell table:formula="of:=MAX([.$E53];[.$J53])" office:value-type="float"/>
          <table:table-cell table:formula="of:=MAX([.$F53];[.$K53])" office:value-type="float"/>
        </table:table-row>
        <table:table-row table:style-name="ro1">
          <table:table-cell office:value-type="string">
            <text:p>./travelbike3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20147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4];[.$G54])" office:value-type="float"/>
          <table:table-cell table:formula="of:=MIN([.$C54];[.$H54])" office:value-type="float"/>
          <table:table-cell table:formula="of:=MIN([.$D54];[.$I54])" office:value-type="float"/>
          <table:table-cell table:formula="of:=MIN([.$E54];[.$J54])" office:value-type="float"/>
          <table:table-cell table:formula="of:=MIN([.$F54];[.$K54])" office:value-type="float"/>
          <table:table-cell table:formula="of:=MEDIAN([.$B54];[.$G54])" office:value-type="float"/>
          <table:table-cell table:formula="of:=MEDIAN([.$C54];[.$H54])" office:value-type="float"/>
          <table:table-cell table:formula="of:=MEDIAN([.$D54];[.$I54])" office:value-type="float"/>
          <table:table-cell table:formula="of:=MEDIAN([.$E54];[.$J54])" office:value-type="float"/>
          <table:table-cell table:formula="of:=MEDIAN([.$F54];[.$K54])" office:value-type="float"/>
          <table:table-cell table:formula="of:=MAX([.$B54];[.$G54])" office:value-type="float"/>
          <table:table-cell table:formula="of:=MAX([.$C54];[.$H54])" office:value-type="float"/>
          <table:table-cell table:formula="of:=MAX([.$D54];[.$I54])" office:value-type="float"/>
          <table:table-cell table:formula="of:=MAX([.$E54];[.$J54])" office:value-type="float"/>
          <table:table-cell table:formula="of:=MAX([.$F54];[.$K5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4])" office:value-type="float"/>
          <table:table-cell table:formula="of:=SUM([.C3:.C54])" office:value-type="float"/>
          <table:table-cell table:formula="of:=SUM([.D3:.D54])" office:value-type="float"/>
          <table:table-cell table:formula="of:=SUM([.E3:.E54])" office:value-type="float"/>
          <table:table-cell table:formula="of:=SUM([.F3:.F54])" office:value-type="float"/>
          <table:table-cell table:formula="of:=SUM([.G3:.G54])" office:value-type="float"/>
          <table:table-cell table:formula="of:=SUM([.H3:.H54])" office:value-type="float"/>
          <table:table-cell table:formula="of:=SUM([.I3:.I54])" office:value-type="float"/>
          <table:table-cell table:formula="of:=SUM([.J3:.J54])" office:value-type="float"/>
          <table:table-cell table:formula="of:=SUM([.K3:.K54])" office:value-type="float"/>
          <table:table-cell table:formula="of:=SUM([.L3:.L54])" office:value-type="float"/>
          <table:table-cell table:formula="of:=SUM([.M3:.M54])" office:value-type="float"/>
          <table:table-cell table:formula="of:=SUM([.N3:.N54])" office:value-type="float"/>
          <table:table-cell table:formula="of:=SUM([.O3:.O54])" office:value-type="float"/>
          <table:table-cell table:formula="of:=SUM([.P3:.P54])" office:value-type="float"/>
          <table:table-cell table:formula="of:=SUM([.Q3:.Q54])" office:value-type="float"/>
          <table:table-cell table:formula="of:=SUM([.R3:.R54])" office:value-type="float"/>
          <table:table-cell table:formula="of:=SUM([.S3:.S54])" office:value-type="float"/>
          <table:table-cell table:formula="of:=SUM([.T3:.T54])" office:value-type="float"/>
          <table:table-cell table:formula="of:=SUM([.U3:.U54])" office:value-type="float"/>
          <table:table-cell table:formula="of:=SUM([.V3:.V54])" office:value-type="float"/>
          <table:table-cell table:formula="of:=SUM([.W3:.W54])" office:value-type="float"/>
          <table:table-cell table:formula="of:=SUM([.X3:.X54])" office:value-type="float"/>
          <table:table-cell table:formula="of:=SUM([.Y3:.Y54])" office:value-type="float"/>
          <table:table-cell table:formula="of:=SUM([.Z3:.Z5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4])" office:value-type="float"/>
          <table:table-cell table:formula="of:=AVERAGE([.C3:.C54])" office:value-type="float"/>
          <table:table-cell table:formula="of:=AVERAGE([.D3:.D54])" office:value-type="float"/>
          <table:table-cell table:formula="of:=AVERAGE([.E3:.E54])" office:value-type="float"/>
          <table:table-cell table:formula="of:=AVERAGE([.F3:.F54])" office:value-type="float"/>
          <table:table-cell table:formula="of:=AVERAGE([.G3:.G54])" office:value-type="float"/>
          <table:table-cell table:formula="of:=AVERAGE([.H3:.H54])" office:value-type="float"/>
          <table:table-cell table:formula="of:=AVERAGE([.I3:.I54])" office:value-type="float"/>
          <table:table-cell table:formula="of:=AVERAGE([.J3:.J54])" office:value-type="float"/>
          <table:table-cell table:formula="of:=AVERAGE([.K3:.K54])" office:value-type="float"/>
          <table:table-cell table:formula="of:=AVERAGE([.L3:.L54])" office:value-type="float"/>
          <table:table-cell table:formula="of:=AVERAGE([.M3:.M54])" office:value-type="float"/>
          <table:table-cell table:formula="of:=AVERAGE([.N3:.N54])" office:value-type="float"/>
          <table:table-cell table:formula="of:=AVERAGE([.O3:.O54])" office:value-type="float"/>
          <table:table-cell table:formula="of:=AVERAGE([.P3:.P54])" office:value-type="float"/>
          <table:table-cell table:formula="of:=AVERAGE([.Q3:.Q54])" office:value-type="float"/>
          <table:table-cell table:formula="of:=AVERAGE([.R3:.R54])" office:value-type="float"/>
          <table:table-cell table:formula="of:=AVERAGE([.S3:.S54])" office:value-type="float"/>
          <table:table-cell table:formula="of:=AVERAGE([.T3:.T54])" office:value-type="float"/>
          <table:table-cell table:formula="of:=AVERAGE([.U3:.U54])" office:value-type="float"/>
          <table:table-cell table:formula="of:=AVERAGE([.V3:.V54])" office:value-type="float"/>
          <table:table-cell table:formula="of:=AVERAGE([.W3:.W54])" office:value-type="float"/>
          <table:table-cell table:formula="of:=AVERAGE([.X3:.X54])" office:value-type="float"/>
          <table:table-cell table:formula="of:=AVERAGE([.Y3:.Y54])" office:value-type="float"/>
          <table:table-cell table:formula="of:=AVERAGE([.Z3:.Z5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4])" office:value-type="float"/>
          <table:table-cell table:formula="of:=STDEV([.C3:.C54])" office:value-type="float"/>
          <table:table-cell table:formula="of:=STDEV([.D3:.D54])" office:value-type="float"/>
          <table:table-cell table:formula="of:=STDEV([.E3:.E54])" office:value-type="float"/>
          <table:table-cell table:formula="of:=STDEV([.F3:.F54])" office:value-type="float"/>
          <table:table-cell table:formula="of:=STDEV([.G3:.G54])" office:value-type="float"/>
          <table:table-cell table:formula="of:=STDEV([.H3:.H54])" office:value-type="float"/>
          <table:table-cell table:formula="of:=STDEV([.I3:.I54])" office:value-type="float"/>
          <table:table-cell table:formula="of:=STDEV([.J3:.J54])" office:value-type="float"/>
          <table:table-cell table:formula="of:=STDEV([.K3:.K54])" office:value-type="float"/>
          <table:table-cell table:formula="of:=STDEV([.L3:.L54])" office:value-type="float"/>
          <table:table-cell table:formula="of:=STDEV([.M3:.M54])" office:value-type="float"/>
          <table:table-cell table:formula="of:=STDEV([.N3:.N54])" office:value-type="float"/>
          <table:table-cell table:formula="of:=STDEV([.O3:.O54])" office:value-type="float"/>
          <table:table-cell table:formula="of:=STDEV([.P3:.P54])" office:value-type="float"/>
          <table:table-cell table:formula="of:=STDEV([.Q3:.Q54])" office:value-type="float"/>
          <table:table-cell table:formula="of:=STDEV([.R3:.R54])" office:value-type="float"/>
          <table:table-cell table:formula="of:=STDEV([.S3:.S54])" office:value-type="float"/>
          <table:table-cell table:formula="of:=STDEV([.T3:.T54])" office:value-type="float"/>
          <table:table-cell table:formula="of:=STDEV([.U3:.U54])" office:value-type="float"/>
          <table:table-cell table:formula="of:=STDEV([.V3:.V54])" office:value-type="float"/>
          <table:table-cell table:formula="of:=STDEV([.W3:.W54])" office:value-type="float"/>
          <table:table-cell table:formula="of:=STDEV([.X3:.X54])" office:value-type="float"/>
          <table:table-cell table:formula="of:=STDEV([.Y3:.Y54])" office:value-type="float"/>
          <table:table-cell table:formula="of:=STDEV([.Z3:.Z5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4]-[.$L3:.$L54])^2)^0.5" office:value-type="float"/>
          <table:table-cell table:number-matrix-columns-spanned="1" table:number-matrix-rows-spanned="1" table:formula="of:=SUM(([.C3:.C54]-[.$M3:.$M54])^2)^0.5" office:value-type="float"/>
          <table:table-cell table:number-matrix-columns-spanned="1" table:number-matrix-rows-spanned="1" table:formula="of:=SUM(([.D3:.D54]-[.$N3:.$N54])^2)^0.5" office:value-type="float"/>
          <table:table-cell table:number-matrix-columns-spanned="1" table:number-matrix-rows-spanned="1" table:formula="of:=SUM(([.E3:.E54]-[.$O3:.$O54])^2)^0.5" office:value-type="float"/>
          <table:table-cell table:number-matrix-columns-spanned="1" table:number-matrix-rows-spanned="1" table:formula="of:=SUM(([.F3:.F54]-[.$P3:.$P54])^2)^0.5" office:value-type="float"/>
          <table:table-cell table:number-matrix-columns-spanned="1" table:number-matrix-rows-spanned="1" table:formula="of:=SUM(([.G3:.G54]-[.$L3:.$L54])^2)^0.5" office:value-type="float"/>
          <table:table-cell table:number-matrix-columns-spanned="1" table:number-matrix-rows-spanned="1" table:formula="of:=SUM(([.H3:.H54]-[.$M3:.$M54])^2)^0.5" office:value-type="float"/>
          <table:table-cell table:number-matrix-columns-spanned="1" table:number-matrix-rows-spanned="1" table:formula="of:=SUM(([.I3:.I54]-[.$N3:.$N54])^2)^0.5" office:value-type="float"/>
          <table:table-cell table:number-matrix-columns-spanned="1" table:number-matrix-rows-spanned="1" table:formula="of:=SUM(([.J3:.J54]-[.$O3:.$O54])^2)^0.5" office:value-type="float"/>
          <table:table-cell table:number-matrix-columns-spanned="1" table:number-matrix-rows-spanned="1" table:formula="of:=SUM(([.K3:.K54]-[.$P3:.$P5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4]=[.$L3:.$L54])" office:value-type="float"/>
          <table:table-cell table:number-matrix-columns-spanned="1" table:number-matrix-rows-spanned="1" table:formula="of:=SUM([.C3:.C54]=[.$M3:.$M54])" office:value-type="float"/>
          <table:table-cell table:number-matrix-columns-spanned="1" table:number-matrix-rows-spanned="1" table:formula="of:=SUM([.D3:.D54]=[.$N3:.$N54])" office:value-type="float"/>
          <table:table-cell table:number-matrix-columns-spanned="1" table:number-matrix-rows-spanned="1" table:formula="of:=SUM([.E3:.E54]=[.$O3:.$O54])" office:value-type="float"/>
          <table:table-cell table:number-matrix-columns-spanned="1" table:number-matrix-rows-spanned="1" table:formula="of:=SUM([.F3:.F54]=[.$P3:.$P54])" office:value-type="float"/>
          <table:table-cell table:number-matrix-columns-spanned="1" table:number-matrix-rows-spanned="1" table:formula="of:=SUM([.G3:.G54]=[.$L3:.$L54])" office:value-type="float"/>
          <table:table-cell table:number-matrix-columns-spanned="1" table:number-matrix-rows-spanned="1" table:formula="of:=SUM([.H3:.H54]=[.$M3:.$M54])" office:value-type="float"/>
          <table:table-cell table:number-matrix-columns-spanned="1" table:number-matrix-rows-spanned="1" table:formula="of:=SUM([.I3:.I54]=[.$N3:.$N54])" office:value-type="float"/>
          <table:table-cell table:number-matrix-columns-spanned="1" table:number-matrix-rows-spanned="1" table:formula="of:=SUM([.J3:.J54]=[.$O3:.$O54])" office:value-type="float"/>
          <table:table-cell table:number-matrix-columns-spanned="1" table:number-matrix-rows-spanned="1" table:formula="of:=SUM([.K3:.K54]=[.$P3:.$P5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4]&lt;[.$Q3:.$Q54])" office:value-type="float"/>
          <table:table-cell table:number-matrix-columns-spanned="1" table:number-matrix-rows-spanned="1" table:formula="of:=SUM([.C3:.C54]&lt;[.$R3:.$R54])" office:value-type="float"/>
          <table:table-cell table:number-matrix-columns-spanned="1" table:number-matrix-rows-spanned="1" table:formula="of:=SUM([.D3:.D54]&lt;[.$S3:.$S54])" office:value-type="float"/>
          <table:table-cell table:number-matrix-columns-spanned="1" table:number-matrix-rows-spanned="1" table:formula="of:=SUM([.E3:.E54]&lt;[.$T3:.$T54])" office:value-type="float"/>
          <table:table-cell table:number-matrix-columns-spanned="1" table:number-matrix-rows-spanned="1" table:formula="of:=SUM([.F3:.F54]&lt;[.$U3:.$U54])" office:value-type="float"/>
          <table:table-cell table:number-matrix-columns-spanned="1" table:number-matrix-rows-spanned="1" table:formula="of:=SUM([.G3:.G54]&lt;[.$Q3:.$Q54])" office:value-type="float"/>
          <table:table-cell table:number-matrix-columns-spanned="1" table:number-matrix-rows-spanned="1" table:formula="of:=SUM([.H3:.H54]&lt;[.$R3:.$R54])" office:value-type="float"/>
          <table:table-cell table:number-matrix-columns-spanned="1" table:number-matrix-rows-spanned="1" table:formula="of:=SUM([.I3:.I54]&lt;[.$S3:.$S54])" office:value-type="float"/>
          <table:table-cell table:number-matrix-columns-spanned="1" table:number-matrix-rows-spanned="1" table:formula="of:=SUM([.J3:.J54]&lt;[.$T3:.$T54])" office:value-type="float"/>
          <table:table-cell table:number-matrix-columns-spanned="1" table:number-matrix-rows-spanned="1" table:formula="of:=SUM([.K3:.K54]&lt;[.$U3:.$U5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4]&gt;[.$Q3:.$Q54])" office:value-type="float"/>
          <table:table-cell table:number-matrix-columns-spanned="1" table:number-matrix-rows-spanned="1" table:formula="of:=SUM([.C3:.C54]&gt;[.$R3:.$R54])" office:value-type="float"/>
          <table:table-cell table:number-matrix-columns-spanned="1" table:number-matrix-rows-spanned="1" table:formula="of:=SUM([.D3:.D54]&gt;[.$S3:.$S54])" office:value-type="float"/>
          <table:table-cell table:number-matrix-columns-spanned="1" table:number-matrix-rows-spanned="1" table:formula="of:=SUM([.E3:.E54]&gt;[.$T3:.$T54])" office:value-type="float"/>
          <table:table-cell table:number-matrix-columns-spanned="1" table:number-matrix-rows-spanned="1" table:formula="of:=SUM([.F3:.F54]&gt;[.$U3:.$U54])" office:value-type="float"/>
          <table:table-cell table:number-matrix-columns-spanned="1" table:number-matrix-rows-spanned="1" table:formula="of:=SUM([.G3:.G54]&gt;[.$Q3:.$Q54])" office:value-type="float"/>
          <table:table-cell table:number-matrix-columns-spanned="1" table:number-matrix-rows-spanned="1" table:formula="of:=SUM([.H3:.H54]&gt;[.$R3:.$R54])" office:value-type="float"/>
          <table:table-cell table:number-matrix-columns-spanned="1" table:number-matrix-rows-spanned="1" table:formula="of:=SUM([.I3:.I54]&gt;[.$S3:.$S54])" office:value-type="float"/>
          <table:table-cell table:number-matrix-columns-spanned="1" table:number-matrix-rows-spanned="1" table:formula="of:=SUM([.J3:.J54]&gt;[.$T3:.$T54])" office:value-type="float"/>
          <table:table-cell table:number-matrix-columns-spanned="1" table:number-matrix-rows-spanned="1" table:formula="of:=SUM([.K3:.K54]&gt;[.$U3:.$U5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4]=[.$V3:.$V54])" office:value-type="float"/>
          <table:table-cell table:number-matrix-columns-spanned="1" table:number-matrix-rows-spanned="1" table:formula="of:=SUM([.C3:.C54]=[.$W3:.$W54])" office:value-type="float"/>
          <table:table-cell table:number-matrix-columns-spanned="1" table:number-matrix-rows-spanned="1" table:formula="of:=SUM([.D3:.D54]=[.$X3:.$X54])" office:value-type="float"/>
          <table:table-cell table:number-matrix-columns-spanned="1" table:number-matrix-rows-spanned="1" table:formula="of:=SUM([.E3:.E54]=[.$Y3:.$Y54])" office:value-type="float"/>
          <table:table-cell table:number-matrix-columns-spanned="1" table:number-matrix-rows-spanned="1" table:formula="of:=SUM([.F3:.F54]=[.$Z3:.$Z54])" office:value-type="float"/>
          <table:table-cell table:number-matrix-columns-spanned="1" table:number-matrix-rows-spanned="1" table:formula="of:=SUM([.G3:.G54]=[.$V3:.$V54])" office:value-type="float"/>
          <table:table-cell table:number-matrix-columns-spanned="1" table:number-matrix-rows-spanned="1" table:formula="of:=SUM([.H3:.H54]=[.$W3:.$W54])" office:value-type="float"/>
          <table:table-cell table:number-matrix-columns-spanned="1" table:number-matrix-rows-spanned="1" table:formula="of:=SUM([.I3:.I54]=[.$X3:.$X54])" office:value-type="float"/>
          <table:table-cell table:number-matrix-columns-spanned="1" table:number-matrix-rows-spanned="1" table:formula="of:=SUM([.J3:.J54]=[.$Y3:.$Y54])" office:value-type="float"/>
          <table:table-cell table:number-matrix-columns-spanned="1" table:number-matrix-rows-spanned="1" table:formula="of:=SUM([.K3:.K54]=[.$Z3:.$Z5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olver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olver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4])" office:value-type="float"/>
          <table:table-cell table:formula="of:=AVERAGE([Instances.C3:Instances.C54])" office:value-type="float"/>
          <table:table-cell table:formula="of:=SUM([Instances.D3:Instances.D54])" office:value-type="float"/>
          <table:table-cell table:formula="of:=AVERAGE([Instances.E3:Instances.E54])" office:value-type="float"/>
          <table:table-cell table:formula="of:=AVERAGE([Instances.F3:Instances.F54])" office:value-type="float"/>
          <table:table-cell table:formula="of:=AVERAGE([Instances.G3:Instances.G54])" office:value-type="float"/>
          <table:table-cell table:formula="of:=AVERAGE([Instances.H3:Instances.H54])" office:value-type="float"/>
          <table:table-cell table:formula="of:=SUM([Instances.I3:Instances.I54])" office:value-type="float"/>
          <table:table-cell table:formula="of:=AVERAGE([Instances.J3:Instances.J54])" office:value-type="float"/>
          <table:table-cell table:formula="of:=AVERAGE([Instances.K3:Instances.K54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